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fig.registerStompEndpoints( StompEndpoint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StompClientIntegrationTests.tear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Handler.getPayloadType( Stom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.ge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tompClientIntegrationTests.setUp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Handler.handleTransportError( Stomp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.afterConnected( StompSession session , StompHeaders connected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stHandler.handleException( StompSession session , StompCommand command , StompHeaders headers , byte [ ] payload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configureMessageBroker( MessageBrokerRegistry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tompClientIntegrationTests.publish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Handler.TestHandler( String topic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Handler.handleFrame( StompHeaders headers , @ Nullable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andler.awaitForMessageCount( int expected , long millisToWa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